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35" style:family="paragraph" style:parent-style-name="Text_20_body">
      <style:text-properties officeooo:rsid="002ad71c" officeooo:paragraph-rsid="002ad71c"/>
    </style:style>
    <style:style style:name="P36" style:family="paragraph" style:parent-style-name="Text_20_body">
      <style:text-properties officeooo:rsid="002ad71c" officeooo:paragraph-rsid="00943374"/>
    </style:style>
    <style:style style:name="P37" style:family="paragraph" style:parent-style-name="Text_20_body">
      <style:text-properties officeooo:paragraph-rsid="0056be4e"/>
    </style:style>
    <style:style style:name="P38" style:family="paragraph" style:parent-style-name="Text_20_body">
      <style:text-properties officeooo:rsid="006ab28f" officeooo:paragraph-rsid="006ab28f"/>
    </style:style>
    <style:style style:name="P39" style:family="paragraph" style:parent-style-name="Text_20_body">
      <style:text-properties officeooo:rsid="006ab28f" officeooo:paragraph-rsid="00943374"/>
    </style:style>
    <style:style style:name="P40" style:family="paragraph" style:parent-style-name="Text_20_body">
      <style:text-properties officeooo:rsid="00863c06" officeooo:paragraph-rsid="00863c06"/>
    </style:style>
    <style:style style:name="P41" style:family="paragraph" style:parent-style-name="Text_20_body">
      <style:text-properties officeooo:paragraph-rsid="00943374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6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7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8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9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50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1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2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3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7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2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3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4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5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6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7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7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7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a9eb60" style:font-weight-asian="normal" style:font-weight-complex="normal"/>
    </style:style>
    <style:style style:name="P7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a9eb60" officeooo:paragraph-rsid="00a9eb60" style:font-weight-asian="bold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7e5dd2"/>
    </style:style>
    <style:style style:name="T6" style:family="text">
      <style:text-properties officeooo:rsid="00a239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<text:span text:style-name="T4">2</text:span></text:p>
      <text:p text:style-name="P8"/>
      <text:list xml:id="list173904186" text:style-name="L1">
        <text:list-item>
          <text:p text:style-name="P58">Military officer</text:p>
        </text:list-item>
        <text:list-item>
          <text:p text:style-name="P60">Politician </text:p>
        </text:list-item>
        <text:list-item>
          <text:p text:style-name="P60">Manager </text:p>
        </text:list-item>
        <text:list-item>
          <text:p text:style-name="P63">Architect</text:p>
        </text:list-item>
        <text:list-item>
          <text:p text:style-name="P58">Soccer </text:p>
        </text:list-item>
      </text:list>
      <text:p text:style-name="P9"/>
      <text:p text:style-name="P56">embeddings/ex2_2_facenet/embeddings.npy</text:p>
      <text:p text:style-name="P56"/>
      <text:p text:style-name="P56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soccer</text:p>
      <text:p text:style-name="P12">450</text:p>
      <text:p text:style-name="P12">2199</text:p>
      <text:p text:style-name="P12">5</text:p>
      <text:p text:style-name="P56"/>
      <text:p text:style-name="P15">TODO: runtime for alignment</text:p>
      <text:p text:style-name="P12">Run time: <text:s/>108.694264174</text:p>
      <text:p text:style-name="P9"/>
      <text:p text:style-name="P2">1. FaceNe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6">Clustering method</text:p>
          </table:table-cell>
          <table:table-cell table:style-name="Table1.A1" office:value-type="string">
            <text:p text:style-name="P46">Number of clusters</text:p>
          </table:table-cell>
          <table:table-cell table:style-name="Table1.A1" office:value-type="string">
            <text:p text:style-name="P46">F-Measure</text:p>
          </table:table-cell>
          <table:table-cell table:style-name="Table1.A1" office:value-type="string">
            <text:p text:style-name="P46">Precision</text:p>
          </table:table-cell>
          <table:table-cell table:style-name="Table1.A1" office:value-type="string">
            <text:p text:style-name="P46">Recall</text:p>
          </table:table-cell>
          <table:table-cell table:style-name="Table1.A1" office:value-type="string">
            <text:p text:style-name="P46">False Positives</text:p>
          </table:table-cell>
          <table:table-cell table:style-name="Table1.G1" office:value-type="string">
            <text:p text:style-name="P49">Runtime <text:span text:style-name="T1">(seconds)</text:span></text:p>
          </table:table-cell>
        </table:table-row>
        <table:table-row>
          <table:table-cell table:style-name="Table1.A2" office:value-type="string">
            <text:p text:style-name="P37">K-Means</text:p>
          </table:table-cell>
          <table:table-cell table:style-name="Table1.A2" office:value-type="string">
            <text:p text:style-name="P53">5</text:p>
          </table:table-cell>
          <table:table-cell table:style-name="Table1.A2" office:value-type="string">
            <text:p text:style-name="P40">0.44</text:p>
          </table:table-cell>
          <table:table-cell table:style-name="Table1.A2" office:value-type="string">
            <text:p text:style-name="P40">0.44</text:p>
          </table:table-cell>
          <table:table-cell table:style-name="Table1.A2" office:value-type="string">
            <text:p text:style-name="P40">0.44</text:p>
          </table:table-cell>
          <table:table-cell table:style-name="Table1.A2" office:value-type="string">
            <text:p text:style-name="P16">271792</text:p>
          </table:table-cell>
          <table:table-cell table:style-name="Table1.G2" office:value-type="string">
            <text:p text:style-name="P40">1.57</text:p>
          </table:table-cell>
        </table:table-row>
        <table:table-row>
          <table:table-cell table:style-name="Table1.A2" office:value-type="string">
            <text:p text:style-name="P37">Hierarchical Agglomerative</text:p>
          </table:table-cell>
          <table:table-cell table:style-name="Table1.A2" office:value-type="string">
            <text:p text:style-name="P53">5</text:p>
          </table:table-cell>
          <table:table-cell table:style-name="Table1.A2" office:value-type="string">
            <text:p text:style-name="P40">0.42</text:p>
          </table:table-cell>
          <table:table-cell table:style-name="Table1.A2" office:value-type="string">
            <text:p text:style-name="P40">0.39</text:p>
          </table:table-cell>
          <table:table-cell table:style-name="Table1.A2" office:value-type="string">
            <text:p text:style-name="P40">0.45</text:p>
          </table:table-cell>
          <table:table-cell table:style-name="Table1.A2" office:value-type="string">
            <text:p text:style-name="P16">337590</text:p>
          </table:table-cell>
          <table:table-cell table:style-name="Table1.G2" office:value-type="string">
            <text:p text:style-name="P40">1.35</text:p>
          </table:table-cell>
        </table:table-row>
        <table:table-row>
          <table:table-cell table:style-name="Table1.A2" office:value-type="string">
            <text:p text:style-name="P37">Spectral</text:p>
          </table:table-cell>
          <table:table-cell table:style-name="Table1.A2" office:value-type="string">
            <text:p text:style-name="P53">5</text:p>
          </table:table-cell>
          <table:table-cell table:style-name="Table1.A2" office:value-type="string">
            <text:p text:style-name="P40">0.37</text:p>
          </table:table-cell>
          <table:table-cell table:style-name="Table1.A2" office:value-type="string">
            <text:p text:style-name="P40">0.37</text:p>
          </table:table-cell>
          <table:table-cell table:style-name="Table1.A2" office:value-type="string">
            <text:p text:style-name="P40">0.38</text:p>
          </table:table-cell>
          <table:table-cell table:style-name="Table1.A2" office:value-type="string">
            <text:p text:style-name="P16">323211</text:p>
          </table:table-cell>
          <table:table-cell table:style-name="Table1.G2" office:value-type="string">
            <text:p text:style-name="P40">1.30</text:p>
          </table:table-cell>
        </table:table-row>
        <table:table-row>
          <table:table-cell table:style-name="Table1.A2" office:value-type="string">
            <text:p text:style-name="P37">EM (Gaussian Mixture Model)</text:p>
          </table:table-cell>
          <table:table-cell table:style-name="Table1.A2" office:value-type="string">
            <text:p text:style-name="P53">5</text:p>
          </table:table-cell>
          <table:table-cell table:style-name="Table1.A2" office:value-type="string">
            <text:p text:style-name="P40">0.44</text:p>
          </table:table-cell>
          <table:table-cell table:style-name="Table1.A2" office:value-type="string">
            <text:p text:style-name="P40">0.43</text:p>
          </table:table-cell>
          <table:table-cell table:style-name="Table1.A2" office:value-type="string">
            <text:p text:style-name="P40">0.46</text:p>
          </table:table-cell>
          <table:table-cell table:style-name="Table1.A2" office:value-type="string">
            <text:p text:style-name="P16">297754</text:p>
          </table:table-cell>
          <table:table-cell table:style-name="Table1.G2" office:value-type="string">
            <text:p text:style-name="P40">6.48</text:p>
          </table:table-cell>
        </table:table-row>
        <table:table-row>
          <table:table-cell table:style-name="Table1.A2" office:value-type="string">
            <text:p text:style-name="P43">Birch</text:p>
          </table:table-cell>
          <table:table-cell table:style-name="Table1.A2" office:value-type="string">
            <text:p text:style-name="P53">5</text:p>
          </table:table-cell>
          <table:table-cell table:style-name="Table1.A2" office:value-type="string">
            <text:p text:style-name="P40">0.41</text:p>
          </table:table-cell>
          <table:table-cell table:style-name="Table1.A2" office:value-type="string">
            <text:p text:style-name="P40">0.40</text:p>
          </table:table-cell>
          <table:table-cell table:style-name="Table1.A2" office:value-type="string">
            <text:p text:style-name="P40">0.43</text:p>
          </table:table-cell>
          <table:table-cell table:style-name="Table1.A2" office:value-type="string">
            <text:p text:style-name="P16">308105</text:p>
          </table:table-cell>
          <table:table-cell table:style-name="Table1.G2" office:value-type="string">
            <text:p text:style-name="P40">1.10</text:p>
          </table:table-cell>
        </table:table-row>
      </table:table>
      <text:p text:style-name="P26"/>
      <text:p text:style-name="P30"/>
      <text:p text:style-name="P27">2. ArcFace</text:p>
      <text:p text:style-name="P27"/>
      <text:p text:style-name="P9">embeddings/ex2_arcface/embeddings.npy</text:p>
      <text:p text:style-name="P54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<text:soft-page-break/>soccer</text:p>
      <text:p text:style-name="P12">450</text:p>
      <text:p text:style-name="P12">2199</text:p>
      <text:p text:style-name="P12">5</text:p>
      <text:p text:style-name="P9"/>
      <text:p text:style-name="P9">--- 2789.21327782 seconds --- 46,48 <text:span text:style-name="T5">min</text:span></text:p>
      <text:p text:style-name="P9"/>
      <text:p text:style-name="P56">K-means F-Measure: 0.31</text:p>
      <text:p text:style-name="P12">K-means Precision: 0.3</text:p>
      <text:p text:style-name="P12">K-means Recall: 0.32</text:p>
      <text:p text:style-name="P12">K-means Number of False Positives: 357116</text:p>
      <text:p text:style-name="P12">--- 2.247486114501953 seconds ---</text:p>
      <text:p text:style-name="P24"/>
      <text:p text:style-name="P12">HAC F-Measure: 0.34</text:p>
      <text:p text:style-name="P12">HAC Precision: 0.24</text:p>
      <text:p text:style-name="P12">HAC Recall: 0.57</text:p>
      <text:p text:style-name="P12">HAC Number of False Positives: 854620</text:p>
      <text:p text:style-name="P12">--- 1.7336935997009277 seconds ---</text:p>
      <text:p text:style-name="P24"/>
      <text:p text:style-name="P12">Spectral F-Measure: 0.27</text:p>
      <text:p text:style-name="P12">Spectral Precision: 0.26</text:p>
      <text:p text:style-name="P12">Spectral Recall: 0.28</text:p>
      <text:p text:style-name="P12">Spectral Number of False Positives: 390964</text:p>
      <text:p text:style-name="P12">--- 1.382728099822998 seconds ---</text:p>
      <text:p text:style-name="P24"/>
      <text:p text:style-name="P12">GMM F-Measure: 0.31</text:p>
      <text:p text:style-name="P12">GMM Precision: 0.3</text:p>
      <text:p text:style-name="P12">GMM Recall: 0.32</text:p>
      <text:p text:style-name="P12">GMM Number of False Positives: 366766</text:p>
      <text:p text:style-name="P12">--- 1.4294087886810303 seconds ---</text:p>
      <text:p text:style-name="P24"/>
      <text:p text:style-name="P12">Birch F-Measure: 0.33</text:p>
      <text:p text:style-name="P12">Birch Precision: 0.26</text:p>
      <text:p text:style-name="P12">Birch Recall: 0.45</text:p>
      <text:p text:style-name="P12">Birch Number of False Positives: 604808</text:p>
      <text:p text:style-name="P12">--- 1.666835069656372 seconds ---</text:p>
      <text:p text:style-name="P12"/>
      <text:p text:style-name="P21">Openface</text:p>
      <text:p text:style-name="P21"/>
      <text:p text:style-name="P21">Alignment --- 1244.49886608 seconds ---</text:p>
      <text:p text:style-name="P23">Embedding: 7m14.067s</text:p>
      <text:p text:style-name="P17"/>
      <text:p text:style-name="P13"/>
      <text:p text:style-name="P12"/>
      <text:p text:style-name="P22">DLIB</text:p>
      <text:p text:style-name="P22"/>
      <text:p text:style-name="P18">--- 6063.838383436203 seconds ---</text:p>
      <text:p text:style-name="P18"/>
      <text:p text:style-name="P18">K-means F-Measure: 0.4</text:p>
      <text:p text:style-name="P12">K-means Precision: 0.4</text:p>
      <text:p text:style-name="P12">K-means Recall: 0.4</text:p>
      <text:p text:style-name="P12">K-means Number of False Positives: 261652</text:p>
      <text:p text:style-name="P12">--- 0.7255809307098389 seconds ---</text:p>
      <text:p text:style-name="P24"/>
      <text:p text:style-name="P12">HAC F-Measure: 0.39</text:p>
      <text:p text:style-name="P12">HAC Precision: 0.35</text:p>
      <text:p text:style-name="P12">HAC Recall: 0.45</text:p>
      <text:p text:style-name="P12">HAC Number of False Positives: 360991</text:p>
      <text:p text:style-name="P12">--- 0.7726044654846191 seconds ---</text:p>
      <text:p text:style-name="P24"><text:soft-page-break/></text:p>
      <text:p text:style-name="P12">Spectral F-Measure: 0.36</text:p>
      <text:p text:style-name="P12">Spectral Precision: 0.36</text:p>
      <text:p text:style-name="P12">Spectral Recall: 0.37</text:p>
      <text:p text:style-name="P12">Spectral Number of False Positives: 276017</text:p>
      <text:p text:style-name="P12">--- 1.2980527877807617 seconds ---</text:p>
      <text:p text:style-name="P24"/>
      <text:p text:style-name="P12">GMM F-Measure: 0.43</text:p>
      <text:p text:style-name="P12">GMM Precision: 0.43</text:p>
      <text:p text:style-name="P12">GMM Recall: 0.43</text:p>
      <text:p text:style-name="P12">GMM Number of False Positives: 243094</text:p>
      <text:p text:style-name="P12">--- 1.2695066928863525 seconds ---</text:p>
      <text:p text:style-name="P24"/>
      <text:p text:style-name="P12">Birch F-Measure: 0.38</text:p>
      <text:p text:style-name="P12">Birch Precision: 0.28</text:p>
      <text:p text:style-name="P12">Birch Recall: 0.61</text:p>
      <text:p text:style-name="P12">Birch Number of False Positives: 668679</text:p>
      <text:p text:style-name="P12">--- 0.8190627098083496 seconds ---</text:p>
      <text:p text:style-name="P12"/>
      <text:p text:style-name="P73"/>
      <text:p text:style-name="P17"/>
      <text:p text:style-name="P57"/>
      <text:p text:style-name="P7">Experiment <text:span text:style-name="T2">3</text:span></text:p>
      <text:p text:style-name="P7"/>
      <text:list xml:id="list110706691312549" text:continue-list="list173904186" text:style-name="L1">
        <text:list-item text:start-value="1">
          <text:p text:style-name="P59">Military officer</text:p>
        </text:list-item>
        <text:list-item>
          <text:p text:style-name="P61">Politician </text:p>
        </text:list-item>
        <text:list-item>
          <text:p text:style-name="P61">Manager </text:p>
        </text:list-item>
        <text:list-item>
          <text:p text:style-name="P64">Soccer</text:p>
        </text:list-item>
        <text:list-item>
          <text:p text:style-name="P64">Architect</text:p>
        </text:list-item>
        <text:list-item>
          <text:p text:style-name="P62">Coach</text:p>
        </text:list-item>
        <text:list-item>
          <text:p text:style-name="P64">Actor</text:p>
        </text:list-item>
        <text:list-item>
          <text:p text:style-name="P66">Lawyer</text:p>
        </text:list-item>
        <text:list-item>
          <text:p text:style-name="P65">Entrepreneur</text:p>
        </text:list-item>
        <text:list-item>
          <text:p text:style-name="P65">Fighter</text:p>
        </text:list-item>
        <text:list-item>
          <text:p text:style-name="P64">Musician</text:p>
          <text:p text:style-name="P67"/>
        </text:list-item>
      </text:list>
      <text:p text:style-name="P1"/>
      <text:p text:style-name="P1"/>
      <text:p text:style-name="P3">1. FaceNet</text:p>
      <text:p text:style-name="P3"/>
      <text:p text:style-name="P10">--- 3165.38991213 seconds ---</text:p>
      <text:p text:style-name="P10">Run time: <text:s/>299.106532097</text:p>
      <text:p text:style-name="P69"/>
      <text:p text:style-name="P55">soccer</text:p>
      <text:p text:style-name="P12">450</text:p>
      <text:p text:style-name="P12">manager</text:p>
      <text:p text:style-name="P12">371</text:p>
      <text:p text:style-name="P12">musician</text:p>
      <text:p text:style-name="P12">375</text:p>
      <text:p text:style-name="P12">actor</text:p>
      <text:p text:style-name="P12">403</text:p>
      <text:p text:style-name="P12">entrepreneur</text:p>
      <text:p text:style-name="P12">485</text:p>
      <text:p text:style-name="P12">politician</text:p>
      <text:p text:style-name="P12">449</text:p>
      <text:p text:style-name="P12">fighter</text:p>
      <text:p text:style-name="P12">537</text:p>
      <text:p text:style-name="P12"><text:soft-page-break/>military officer</text:p>
      <text:p text:style-name="P12">407</text:p>
      <text:p text:style-name="P12">coach</text:p>
      <text:p text:style-name="P12">334</text:p>
      <text:p text:style-name="P12">architect</text:p>
      <text:p text:style-name="P12">388</text:p>
      <text:p text:style-name="P12">lawyer</text:p>
      <text:p text:style-name="P12">394</text:p>
      <text:p text:style-name="P12">4593</text:p>
      <text:p text:style-name="P12">11</text:p>
      <text:p text:style-name="P11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5">Clustering method</text:p>
          </table:table-cell>
          <table:table-cell table:style-name="Table2.A1" office:value-type="string">
            <text:p text:style-name="P45">Number of clusters</text:p>
          </table:table-cell>
          <table:table-cell table:style-name="Table2.A1" office:value-type="string">
            <text:p text:style-name="P45">F-Measure</text:p>
          </table:table-cell>
          <table:table-cell table:style-name="Table2.A1" office:value-type="string">
            <text:p text:style-name="P45">Precision</text:p>
          </table:table-cell>
          <table:table-cell table:style-name="Table2.A1" office:value-type="string">
            <text:p text:style-name="P45">Recall</text:p>
          </table:table-cell>
          <table:table-cell table:style-name="Table2.A1" office:value-type="string">
            <text:p text:style-name="P45">False Positives</text:p>
          </table:table-cell>
          <table:table-cell table:style-name="Table2.G1" office:value-type="string">
            <text:p text:style-name="P48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42">Birch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G2" office:value-type="string">
            <text:p text:style-name="P35"/>
          </table:table-cell>
        </table:table-row>
      </table:table>
      <text:p text:style-name="P34"/>
      <text:p text:style-name="P72">K-means F-Measure: 0.208</text:p>
      <text:p text:style-name="P12">K-means Precision: 0.207</text:p>
      <text:p text:style-name="P12">K-means Recall: 0.21</text:p>
      <text:p text:style-name="P12">K-means Number of False Positives: 782290</text:p>
      <text:p text:style-name="P12">--- 5.054614305496216 seconds ---</text:p>
      <text:p text:style-name="P24"/>
      <text:p text:style-name="P12">HAC F-Measure: 0.177</text:p>
      <text:p text:style-name="P12">HAC Precision: 0.154</text:p>
      <text:p text:style-name="P12">HAC Recall: 0.209</text:p>
      <text:p text:style-name="P12">HAC Number of False Positives: 1120387</text:p>
      <text:p text:style-name="P12">--- 5.0150227546691895 seconds ---</text:p>
      <text:p text:style-name="P24"/>
      <text:p text:style-name="P12">Spectral F-Measure: 0.208</text:p>
      <text:p text:style-name="P12">Spectral Precision: 0.21</text:p>
      <text:p text:style-name="P12">Spectral Recall: 0.207</text:p>
      <text:p text:style-name="P12">Spectral Number of False Positives: 757801</text:p>
      <text:p text:style-name="P12">--- 4.883471965789795 seconds ---</text:p>
      <text:p text:style-name="P24"/>
      <text:p text:style-name="P12">GMM F-Measure: 0.199</text:p>
      <text:p text:style-name="P12">GMM Precision: 0.197</text:p>
      <text:p text:style-name="P12">GMM Recall: 0.201</text:p>
      <text:p text:style-name="P12">GMM Number of False Positives: 794169</text:p>
      <text:p text:style-name="P12">--- 28.129658937454224 seconds ---</text:p>
      <text:p text:style-name="P24"/>
      <text:p text:style-name="P12">Birch F-Measure: 0.182</text:p>
      <text:p text:style-name="P12">Birch Precision: 0.172</text:p>
      <text:p text:style-name="P12">Birch Recall: 0.193</text:p>
      <text:p text:style-name="P12">Birch Number of False Positives: 903683</text:p>
      <text:p text:style-name="P12">--- 3.3826189041137695 seconds ---</text:p>
      <text:p text:style-name="P72"/>
      <text:p text:style-name="P34"><text:soft-page-break/></text:p>
      <text:p text:style-name="P28">2. Openface</text:p>
      <text:p text:style-name="P28"/>
      <text:p text:style-name="P31">Alignment: --- 2598.37479591 seconds ---</text:p>
      <text:p text:style-name="P32">Embedding: 10m11.738s</text:p>
      <text:p text:style-name="P32"/>
      <text:p text:style-name="P19">lawyer</text:p>
      <text:p text:style-name="P12">394</text:p>
      <text:p text:style-name="P12">manager</text:p>
      <text:p text:style-name="P12">371</text:p>
      <text:p text:style-name="P12">architect</text:p>
      <text:p text:style-name="P12">388</text:p>
      <text:p text:style-name="P12">actor</text:p>
      <text:p text:style-name="P12">40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34</text:p>
      <text:p text:style-name="P12">politician</text:p>
      <text:p text:style-name="P12">449</text:p>
      <text:p text:style-name="P12">military officer</text:p>
      <text:p text:style-name="P12">407</text:p>
      <text:p text:style-name="P12">soccer</text:p>
      <text:p text:style-name="P12">450</text:p>
      <text:p text:style-name="P12">musician</text:p>
      <text:p text:style-name="P12">375</text:p>
      <text:p text:style-name="P12">4593</text:p>
      <text:p text:style-name="P12">11</text:p>
      <text:p text:style-name="P25"/>
      <text:p text:style-name="P32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7">Clustering method</text:p>
          </table:table-cell>
          <table:table-cell table:style-name="Table3.A1" office:value-type="string">
            <text:p text:style-name="P47">Number of clusters</text:p>
          </table:table-cell>
          <table:table-cell table:style-name="Table3.A1" office:value-type="string">
            <text:p text:style-name="P47">F-Measure</text:p>
          </table:table-cell>
          <table:table-cell table:style-name="Table3.A1" office:value-type="string">
            <text:p text:style-name="P47">Precision</text:p>
          </table:table-cell>
          <table:table-cell table:style-name="Table3.A1" office:value-type="string">
            <text:p text:style-name="P47">Recall</text:p>
          </table:table-cell>
          <table:table-cell table:style-name="Table3.A1" office:value-type="string">
            <text:p text:style-name="P47">False Positives</text:p>
          </table:table-cell>
          <table:table-cell table:style-name="Table3.G1" office:value-type="string">
            <text:p text:style-name="P50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1">K-Means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G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1">Hierarchical Agglomerative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G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1">Spectral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G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1">EM (Gaussian Mixture Model)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G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4">Birch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G2" office:value-type="string">
            <text:p text:style-name="P36"/>
          </table:table-cell>
        </table:table-row>
      </table:table>
      <text:p text:style-name="P33"/>
      <text:p text:style-name="P14">K-means F-Measure: 0.142</text:p>
      <text:p text:style-name="P12">K-means Precision: 0.139</text:p>
      <text:p text:style-name="P12">K-means Recall: 0.145</text:p>
      <text:p text:style-name="P12">K-means Number of False Positives: 872671</text:p>
      <text:p text:style-name="P12">--- 2.446986436843872 seconds ---</text:p>
      <text:p text:style-name="P24"/>
      <text:p text:style-name="P12">HAC F-Measure: 0.143</text:p>
      <text:p text:style-name="P12">HAC Precision: 0.13</text:p>
      <text:p text:style-name="P12"><text:soft-page-break/>HAC Recall: 0.16</text:p>
      <text:p text:style-name="P12">HAC Number of False Positives: 1038897</text:p>
      <text:p text:style-name="P12">--- 2.677461624145508 seconds ---</text:p>
      <text:p text:style-name="P24"/>
      <text:p text:style-name="P12">Spectral F-Measure: 0.131</text:p>
      <text:p text:style-name="P12">Spectral Precision: 0.13</text:p>
      <text:p text:style-name="P12">Spectral Recall: 0.133</text:p>
      <text:p text:style-name="P12">Spectral Number of False Positives: 867810</text:p>
      <text:p text:style-name="P12">--- 4.860162734985352 seconds ---</text:p>
      <text:p text:style-name="P24"/>
      <text:p text:style-name="P12">GMM F-Measure: 0.147</text:p>
      <text:p text:style-name="P12">GMM Precision: 0.143</text:p>
      <text:p text:style-name="P12">GMM Recall: 0.151</text:p>
      <text:p text:style-name="P12">GMM Number of False Positives: 875676</text:p>
      <text:p text:style-name="P12">--- 3.832946300506592 seconds ---</text:p>
      <text:p text:style-name="P24"/>
      <text:p text:style-name="P12">Birch F-Measure: 0.149</text:p>
      <text:p text:style-name="P12">Birch Precision: 0.137</text:p>
      <text:p text:style-name="P12">Birch Recall: 0.164</text:p>
      <text:p text:style-name="P12">Birch Number of False Positives: 1009478</text:p>
      <text:p text:style-name="P12">--- 1.722475528717041 seconds ---</text:p>
      <text:p text:style-name="P14"/>
      <text:p text:style-name="P14"/>
      <text:p text:style-name="P14"/>
      <text:p text:style-name="P29">3. ArcFace</text:p>
      <text:p text:style-name="P29"/>
      <text:p text:style-name="P29">--- 5678.48937488 seconds --- 94,64148958133333 <text:span text:style-name="T6">min</text:span></text:p>
      <text:p text:style-name="P29"/>
      <text:p text:style-name="P20">lawyer</text:p>
      <text:p text:style-name="P12">394</text:p>
      <text:p text:style-name="P12">manager</text:p>
      <text:p text:style-name="P12">371</text:p>
      <text:p text:style-name="P12">architect</text:p>
      <text:p text:style-name="P12">388</text:p>
      <text:p text:style-name="P12">actor</text:p>
      <text:p text:style-name="P12">40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34</text:p>
      <text:p text:style-name="P12">politician</text:p>
      <text:p text:style-name="P12">449</text:p>
      <text:p text:style-name="P12">military officer</text:p>
      <text:p text:style-name="P12">407</text:p>
      <text:p text:style-name="P12">soccer</text:p>
      <text:p text:style-name="P12">450</text:p>
      <text:p text:style-name="P12">musician</text:p>
      <text:p text:style-name="P12">375</text:p>
      <text:p text:style-name="P12">4593</text:p>
      <text:p text:style-name="P12">11</text:p>
      <text:p text:style-name="P29"/>
      <text:p text:style-name="P20">K-means F-Measure: 0.17</text:p>
      <text:p text:style-name="P12">K-means Precision: 0.17</text:p>
      <text:p text:style-name="P12">K-means Recall: 0.171</text:p>
      <text:p text:style-name="P12">K-means Number of False Positives: 810928</text:p>
      <text:p text:style-name="P12">--- 6.363490343093872 seconds ---</text:p>
      <text:p text:style-name="P24"/>
      <text:p text:style-name="P12"><text:soft-page-break/>HAC F-Measure: 0.174</text:p>
      <text:p text:style-name="P12">HAC Precision: 0.156</text:p>
      <text:p text:style-name="P12">HAC Recall: 0.197</text:p>
      <text:p text:style-name="P12">HAC Number of False Positives: 1040137</text:p>
      <text:p text:style-name="P12">--- 5.429581880569458 seconds ---</text:p>
      <text:p text:style-name="P24"/>
      <text:p text:style-name="P12">Spectral F-Measure: 0.163</text:p>
      <text:p text:style-name="P12">Spectral Precision: 0.163</text:p>
      <text:p text:style-name="P12">Spectral Recall: 0.163</text:p>
      <text:p text:style-name="P12">Spectral Number of False Positives: 816301</text:p>
      <text:p text:style-name="P12">--- 5.29897141456604 seconds ---</text:p>
      <text:p text:style-name="P24"/>
      <text:p text:style-name="P12">GMM F-Measure: 0.182</text:p>
      <text:p text:style-name="P12">GMM Precision: 0.182</text:p>
      <text:p text:style-name="P12">GMM Recall: 0.183</text:p>
      <text:p text:style-name="P12">GMM Number of False Positives: 797679</text:p>
      <text:p text:style-name="P12">--- 5.624218940734863 seconds ---</text:p>
      <text:p text:style-name="P24"/>
      <text:p text:style-name="P12">Birch F-Measure: 0.151</text:p>
      <text:p text:style-name="P12">Birch Precision: 0.122</text:p>
      <text:p text:style-name="P12">Birch Recall: 0.197</text:p>
      <text:p text:style-name="P12">Birch Number of False Positives: 1376625</text:p>
      <text:p text:style-name="P12">--- 5.457859039306641 seconds ---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6T11:07:04.868591072</dc:date>
    <meta:editing-duration>PT17H53M33S</meta:editing-duration>
    <meta:editing-cycles>148</meta:editing-cycles>
    <meta:generator>LibreOffice/6.0.7.3$Linux_X86_64 LibreOffice_project/00m0$Build-3</meta:generator>
    <meta:document-statistic meta:table-count="3" meta:image-count="0" meta:object-count="0" meta:page-count="7" meta:paragraph-count="335" meta:word-count="775" meta:character-count="5208" meta:non-whitespace-character-count="4777"/>
  </office:meta>
</office:document-meta>
</file>